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number-columns-repeated="2" table:style-name="ce1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</table:table-row>
      </table:table>
      <table:table table:name="Sheet4" table:style-name="ta1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 style:data-style-name="N2" text:time-value="17:35:35.09487563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21:52:01.539720848</meta:creation-date>
    <dc:date>2025-11-10T17:36:36.174752425</dc:date>
    <meta:editing-duration>PT22M40S</meta:editing-duration>
    <meta:editing-cycles>4</meta:editing-cycles>
    <meta:generator>LibreOffice/25.8.2.2$Linux_X86_64 LibreOffice_project/d401f2107ccab8f924a8e2df40f573aab7605b6f</meta:generator>
    <meta:document-statistic meta:table-count="4" meta:cell-count="48" meta:object-count="0"/>
  </office:meta>
</office:document-meta>
</file>